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text-shadow="none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language="pl" fo:country="PL" style:language-asian="pl" style:country-asian="PL" style:language-complex="pl" style:country-complex="PL"/>
    </style:style>
    <style:style style:name="T3" style:family="text">
      <style:text-properties fo:language="pl" fo:country="PL" fo:text-shadow="none" style:language-asian="pl" style:country-asian="PL" style:language-complex="pl" style:country-complex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Jakość testó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Jakość kodu, a jakość przypadków testowych,</text:span></text:p>
              </text:list-item>
              <text:list-item>
                <text:p><text:span text:style-name="T2">Analiza pokrycia kodu testami,</text:span></text:p>
              </text:list-item>
              <text:list-item>
                <text:p><text:span text:style-name="T2">Testowanie mutacyj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Jakość kodu/testów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Jakość kodu:</text:span></text:p>
                <text:list>
                  <text:list-item>
                    <text:p><text:span text:style-name="T2">Czy program robi to co powinien?</text:span></text:p>
                  </text:list-item>
                  <text:list-item>
                    <text:p><text:span text:style-name="T2">Czy kod jest dobrze napisany?</text:span></text:p>
                  </text:list-item>
                </text:list>
              </text:list-item>
              <text:list-item>
                <text:p><text:span text:style-name="T2">Jakość testu:</text:span></text:p>
                <text:list>
                  <text:list-item>
                    <text:p><text:span text:style-name="T2">Czy test testuje to, do czego został przeznaczony?</text:span></text:p>
                  </text:list-item>
                  <text:list-item>
                    <text:p><text:span text:style-name="T2">Czy test testuje dobrze i efektywnie?</text:span></text:p>
                  </text:list-item>
                  <text:list-item>
                    <text:p><text:span text:style-name="T2">Czy kod testu jest dobrze napisan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Jakość kodu/testów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Jakość zbioru testów:</text:span></text:p>
                <text:list>
                  <text:list-item>
                    <text:p><text:span text:style-name="T2">Jaki zakres kodu testuje zbiór testó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Jakość kodu/testów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zypadek testowy – np. napisany w JUnit – jest także kawałkiem kodu,</text:span></text:p>
              </text:list-item>
              <text:list-item>
                <text:p><text:span text:style-name="T2">Techniczną jakość kodu produkcyjnego jak i testowego można badać tymi samymi metodami – np. stosując metryki kod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Jakość testu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ie jest możliwe automatyczne sprawdzenie, czy test sprawdza to do czego został zaprojektowany,</text:span></text:p>
              </text:list-item>
              <text:list-item>
                <text:p><text:span text:style-name="T2">Można sprawdzić efektywność testu za pomocą techniki testowania mutacyjneg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Jakość zbioru testów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ie jest możliwe automatyczne sprawdzenie, czy zbiór testów sprawdza odpowiedni zakres funkcjonalności (np. wszystkie kluczowe lub krytyczne funkcje),</text:span></text:p>
              </text:list-item>
              <text:list-item>
                <text:p><text:span text:style-name="T2">Można sprawdzić jakie obszary kodu są pokryte testa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Pokrycie kodu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le kodu jest pokryte przez testy?</text:span></text:p>
              </text:list-item>
              <text:list-item>
                <text:p><text:span text:style-name="T2">Modele pokrycia kodu:</text:span></text:p>
                <text:list>
                  <text:list-item>
                    <text:p><text:span text:style-name="T2">pokrycie instrukcji,</text:span></text:p>
                  </text:list-item>
                  <text:list-item>
                    <text:p><text:span text:style-name="T2">pokrycie gałęzi,</text:span></text:p>
                  </text:list-item>
                  <text:list-item>
                    <text:p><text:span text:style-name="T2">pokrycie instrukcji bytecode'u,</text:span></text:p>
                  </text:list-item>
                  <text:list-item>
                    <text:p><text:span text:style-name="T2">pokrycie metod,</text:span></text:p>
                  </text:list-item>
                  <text:list-item>
                    <text:p><text:span text:style-name="T2">pokrycie typów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Pokrycie kodu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ie zawsze jest możliwe uzyskanie pokrycia 100% (np. martwy kod),</text:span></text:p>
              </text:list-item>
              <text:list-item>
                <text:p><text:span text:style-name="T2">100% pokrycie kodu nie gwarantuje tego, że testowany kod jest bezbłęd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Pokrycie kodu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EclEmma – plugin do IDE Eclipse,</text:span></text:p>
              </text:list-item>
              <text:list-item>
                <text:p><text:span text:style-name="T2">Pozwala analizować kod pod kątem kilku modeli pokrycia,</text:span></text:p>
              </text:list-item>
              <text:list-item>
                <text:p><text:span text:style-name="T2">Udostępnia osobny widok z obliczonymi statystyka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Pokrycie kodu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ozwala oznaczać linie kodu w zależności od stopnia pokrycia,</text:span></text:p>
              </text:list-item>
              <text:list-item>
                <text:p><text:span text:style-name="T2">Udostępnia szereg dodatkowych opcji ułatwiających analizę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Testowanie mutacyjn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prawdzenie efektywności testu,</text:span></text:p>
              </text:list-item>
              <text:list-item>
                <text:p><text:span text:style-name="T2">Testowanie mutacyjne polega na wprowadzaniu do testowanego kodu niewielkich modyfikacji i ponownym wykonaniu testó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Testowanie mutacyjn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est jest efektywny jeśli wykrywa mutację,</text:span></text:p>
              </text:list-item>
              <text:list-item>
                <text:p><text:span text:style-name="T2">Test potencjalnie wymaga poprawy jeśli nie wykrywa mutacj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Testowanie mutacyjn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zykład: niech będzie dana funkcja dodająca dwa argumenty, np. a1 + a2;</text:span></text:p>
              </text:list-item>
              <text:list-item>
                <text:p><text:span text:style-name="T2">Test: a1 == 2 i a2 == 2, wynik oczekiwany i uzyskany jest równy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Testowanie mutacyjn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Mutacja: a1 * a2,</text:span></text:p>
              </text:list-item>
              <text:list-item>
                <text:p><text:span text:style-name="T2">Test dalej przechodzi poprawnie,</text:span></text:p>
              </text:list-item>
              <text:list-item>
                <text:p><text:span text:style-name="T2">Konkluzja: konieczna jest zmiana danych testowych lub dopisanie kolejnego przypadku testoweg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Operatory mutacji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lacyjne, np.: z &gt; na &gt;=</text:span></text:p>
              </text:list-item>
              <text:list-item>
                <text:p><text:span text:style-name="T2">Negacje, np.: z == na !=</text:span></text:p>
              </text:list-item>
              <text:list-item>
                <text:p><text:span text:style-name="T2">Usuwanie warunków, np.: z if (a==b) {} na if (true) {}</text:span></text:p>
              </text:list-item>
              <text:list-item>
                <text:p><text:span text:style-name="T2">Matematyczne, np.: z + na –</text:span></text:p>
              </text:list-item>
              <text:list-item>
                <text:p><text:span text:style-name="T2">Inkrementacyjne, np.: z ++ na -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Operatory mutacyjn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Zamiana znaku, np..: +1 na -1</text:span></text:p>
              </text:list-item>
              <text:list-item>
                <text:p><text:span text:style-name="T2">Zamiana wartości stałej,</text:span></text:p>
              </text:list-item>
              <text:list-item>
                <text:p><text:span text:style-name="T2">Zamiana wartości zwracanej z metody,</text:span></text:p>
              </text:list-item>
              <text:list-item>
                <text:p><text:span text:style-name="T2">Usuwanie wywołań funkcji i procedur,</text:span></text:p>
              </text:list-item>
              <text:list-item>
                <text:p><text:span text:style-name="T2">Usuwanie wywołań konstruktorów,</text:span></text:p>
              </text:list-item>
              <text:list-item>
                <text:p><text:span text:style-name="T2">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Narzędzia do mutacji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IT,</text:span></text:p>
              </text:list-item>
              <text:list-item>
                <text:p><text:span text:style-name="T2">Narzędzie konsolowe,</text:span></text:p>
              </text:list-item>
              <text:list-item>
                <text:p><text:span text:style-name="T2">Integracja z Maven, ant,</text:span></text:p>
              </text:list-item>
              <text:list-item>
                <text:p><text:span text:style-name="T2">Integracja z IDE Eclipse, IntelliJ,</text:span></text:p>
              </text:list-item>
              <text:list-item>
                <text:p><text:span text:style-name="T2">Działa na poziomie byte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3">Narzędzia do mutacji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esty są uruchamiane automatycznie na zmutowanych klasach,</text:span></text:p>
              </text:list-item>
              <text:list-item>
                <text:p><text:span text:style-name="T2">PIT wykrywa stany mutantów: trafiony, nietrafiony, bez pokrycia, timeout, niepoprawny dla VM, błąd pamięciowy, błąd uruchomienia,</text:span></text:p>
              </text:list-item>
              <text:list-item>
                <text:p><text:span text:style-name="T2">Raport z wykonan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Jakość kodu, a jakość testów,</text:p>
              </text:list-item>
              <text:list-item>
                <text:p>Wady i zalety pokrycia kodu,</text:p>
              </text:list-item>
              <text:list-item>
                <text:p>Ocena efektywności testów,</text:p>
              </text:list-item>
              <text:list-item>
                <text:p>http://www.eclemma.org/index.html</text:p>
              </text:list-item>
              <text:list-item>
                <text:p>http://pitest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7:13:13.10</meta:creation-date>
    <meta:editing-duration>PT22M11S</meta:editing-duration>
    <meta:editing-cycles>6</meta:editing-cycles>
    <dc:date>2017-03-08T20:38:28.85</dc:date>
    <meta:generator>OpenOffice/4.1.2$Win32 OpenOffice.org_project/412m3$Build-9782</meta:generator>
    <meta:document-statistic meta:object-count="105"/>
  </office:meta>
</office:document-meta>
</file>